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2.85cm" style:rel-column-width="32767*"/>
    </style:style>
    <style:style style:name="Table1.B" style:family="table-column">
      <style:table-column-properties style:column-width="12.8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02b8a9" officeooo:paragraph-rsid="0002b8a9"/>
    </style:style>
    <style:style style:name="P2" style:family="paragraph" style:parent-style-name="Heading_20_1">
      <style:text-properties officeooo:rsid="0002b8a9" officeooo:paragraph-rsid="0002b8a9"/>
    </style:style>
    <style:style style:name="P3" style:family="paragraph" style:parent-style-name="Heading_20_1">
      <style:text-properties officeooo:rsid="000fd67a" officeooo:paragraph-rsid="000fd67a"/>
    </style:style>
    <style:style style:name="P4" style:family="paragraph" style:parent-style-name="Title">
      <loext:graphic-properties draw:fill="solid" draw:fill-color="#ff99ff"/>
      <style:paragraph-properties fo:background-color="#ff99ff" style:writing-mode="page"/>
      <style:text-properties officeooo:paragraph-rsid="0006c738"/>
    </style:style>
    <style:style style:name="P5" style:family="paragraph" style:parent-style-name="Text_20_body" style:list-style-name="L1">
      <style:text-properties officeooo:paragraph-rsid="000fd67a"/>
    </style:style>
    <style:style style:name="P6" style:family="paragraph" style:parent-style-name="Text_20_body" style:list-style-name="L1">
      <style:text-properties officeooo:rsid="000c26d6" officeooo:paragraph-rsid="000fd67a"/>
    </style:style>
    <style:style style:name="P7" style:family="paragraph" style:parent-style-name="Text_20_body" style:list-style-name="L1">
      <style:text-properties officeooo:rsid="000c26d6" officeooo:paragraph-rsid="000c26d6"/>
    </style:style>
    <style:style style:name="P8" style:family="paragraph" style:parent-style-name="Text_20_body" style:list-style-name="L1">
      <style:text-properties fo:font-weight="normal" officeooo:rsid="001048fb" officeooo:paragraph-rsid="001048fb" style:font-weight-asian="normal" style:font-weight-complex="normal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paragraph-rsid="000fd67a"/>
    </style:style>
    <style:style style:name="P11" style:family="paragraph" style:parent-style-name="Text_20_body" style:list-style-name="L3">
      <style:text-properties officeooo:paragraph-rsid="000fd67a"/>
    </style:style>
    <style:style style:name="P12" style:family="paragraph" style:parent-style-name="Text_20_body" style:list-style-name="L4">
      <style:text-properties officeooo:paragraph-rsid="000fd67a"/>
    </style:style>
    <style:style style:name="P13" style:family="paragraph" style:parent-style-name="Text_20_body" style:list-style-name="L4">
      <style:text-properties officeooo:rsid="0006c738" officeooo:paragraph-rsid="000fd67a"/>
    </style:style>
    <style:style style:name="T1" style:family="text">
      <style:text-properties officeooo:rsid="0006c738"/>
    </style:style>
    <style:style style:name="T2" style:family="text">
      <style:text-properties officeooo:rsid="000fd67a"/>
    </style:style>
    <style:style style:name="T3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Tasohöylä Steton Matricola</text:span><text:line-break/><text:span text:style-name="T1">Käyttö vain koulutetuille jäsenill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1">Turvallisuus / <text:span text:style-name="T2">Safety</text:span></text:h>
            <text:list xml:id="list3618926359" text:style-name="L1">
              <text:list-item>
                <text:p text:style-name="P6">Pyydä koulutus ennen käyttöä - Ask for instructions before use</text:p>
              </text:list-item>
              <text:list-item>
                <text:p text:style-name="P5">Tasohöylän ja sorvin yhtäaikainen käyttö on kielletty - Do not use the planer and the wood lathe at the same time </text:p>
              </text:list-item>
              <text:list-item>
                <text:p text:style-name="P5">Käytä kuulonsuojaimia - Use hearing protection </text:p>
              </text:list-item>
              <text:list-item>
                <text:p text:style-name="P8">Vain puhtaan puun höyläämiseen – Only for planing clean wood</text:p>
              </text:list-item>
              <text:list-item>
                <text:p text:style-name="P5"><text:span text:style-name="T3">Jos huoneen hätäseis-nappi painettiin pohjaan kun höylä oli käytössä on höylän kytkin käännettävä pois päältä ennen hätäseis-piirin vapauttamista - If the room wide emergency stop has been used make sure the planer is turned off before releasing the e-stop</text:span> </text:p>
              </text:list-item>
              <text:list-item>
                <text:p text:style-name="P5"><text:span text:style-name="T3">Jos höylän sähköjohto on irroitettu varmista että kytkin on käännetty pois päältä ennen johdon kytkemistä - If the planer is disconnected make use that it is turned off before reconnecting</text:span> </text:p>
                <text:p text:style-name="P7"/>
              </text:list-item>
            </text:list>
          </table:table-cell>
          <table:table-cell table:style-name="Table1.A1" office:value-type="string">
            <text:h text:style-name="P3" text:outline-level="1">Ennen käyttöä / Before use</text:h>
            <text:list xml:id="list429497177" text:style-name="L2">
              <text:list-item>
                <text:p text:style-name="P10">Öljyä höylän syöttörullat, 6kpl öljykuppeja - Oil the feed rollers, 6pcs brass oil cups</text:p>
              </text:list-item>
              <text:list-item>
                <text:p text:style-name="P9">Käynnistä puruimuri ja avaa tasohöylän sulkupelti - Turn on the dust collector and open the planer's blast gate </text:p>
              </text:list-item>
              <text:list-item>
                <text:p text:style-name="P10">Käynnistä höylä tähti-kolmio kytkimellä - Turn on the planer with the star-delta switch</text:p>
                <text:list text:style-name="L3">
                  <text:list-item>
                    <text:p text:style-name="P11">Käännä katkaisia ensin tähti-asentoon (merkitty myös start -tarralla) - Turn the switch to the star position (also marked with the Start label) </text:p>
                  </text:list-item>
                  <text:list-item>
                    <text:p text:style-name="P11">Odota että höylän kierrosluku tasaantuu - Wait until the RPM stabilezes </text:p>
                  </text:list-item>
                  <text:list-item>
                    <text:p text:style-name="P11">Käännä katkaisija kolmio-asentoon (merkitty myös run -tarralla) - Turn the switch to the delta position (also marked with the Run label) </text:p>
                  </text:list-item>
                </text:list>
              </text:list-item>
            </text:list>
            <text:h text:style-name="P2" text:outline-level="1">Käytön jälkeen / After use</text:h>
            <text:list xml:id="list1861033779" text:style-name="L4">
              <text:list-item>
                <text:p text:style-name="P13">Puhdista höylä ja höylän ympäristö lastuista - Clean the planer and its surroundings from shavings </text:p>
              </text:list-item>
              <text:list-item>
                <text:p text:style-name="P12">Sulje purunpoiston pelti - Close the dust collection blast gate </text:p>
              </text:list-item>
              <text:list-item>
                <text:p text:style-name="P12">Varmista että höylän päälle jää vain ohjelappu ja öljypullo - Make sure that the instruction sheet and the oiler are the only things on top of the planer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2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9-05-13T17:14:21.287023000</meta:print-date>
    <dc:date>2019-05-13T17:14:36.147108000</dc:date>
    <meta:editing-duration>PT2H13M</meta:editing-duration>
    <meta:editing-cycles>7</meta:editing-cycles>
    <meta:generator>LibreOffice/5.4.2.2$MacOSX_X86_64 LibreOffice_project/22b09f6418e8c2d508a9eaf86b2399209b0990f4</meta:generator>
    <meta:document-statistic meta:table-count="1" meta:image-count="0" meta:object-count="0" meta:page-count="1" meta:paragraph-count="20" meta:word-count="303" meta:character-count="1838" meta:non-whitespace-character-count="1559"/>
  </office:meta>
</office:document-meta>
</file>